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officeooo:rsid="00046226" officeooo:paragraph-rsid="00046226"/>
    </style:style>
    <style:style style:name="P3" style:family="paragraph" style:parent-style-name="Standard">
      <style:paragraph-properties style:line-height-at-least="0.503cm"/>
      <style:text-properties officeooo:rsid="00046226" officeooo:paragraph-rsid="00055039"/>
    </style:style>
    <style:style style:name="P4" style:family="paragraph" style:parent-style-name="Standard">
      <style:paragraph-properties style:line-height-at-least="0.503cm"/>
      <style:text-properties officeooo:rsid="0006e7dc" officeooo:paragraph-rsid="0006e7dc"/>
    </style:style>
    <style:style style:name="T1" style:family="text">
      <style:text-properties officeooo:rsid="0005503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derson Gomez Gomez 1088026182</text:p>
      <text:p text:style-name="P1"/>
      <text:p text:style-name="P1">* Halle la magnitud y dirección de los siguientes vectores; dibuje en canva el plano</text:p>
      <text:p text:style-name="P1">* cartesiano, el vector y la dirección.</text:p>
      <text:p text:style-name="P1">* a. V= (4,6)</text:p>
      <text:p text:style-name="P1">* b. V= (-40,40)</text:p>
      <text:p text:style-name="P1">* c. V= (2,-4)</text:p>
      <text:p text:style-name="P1"/>
      <text:p text:style-name="P2">a. V= (4,6)</text:p>
      <text:p text:style-name="P2"/>
      <text:p text:style-name="P2">Magnitud.</text:p>
      <text:p text:style-name="P2"><draw:frame draw:style-name="fr1" draw:name="Objeto1" text:anchor-type="as-char" svg:y="-0.48cm" svg:width="5.36cm" svg:height="0.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Dirección.</text:p>
      <text:p text:style-name="P2"><draw:frame draw:style-name="fr1" draw:name="Objeto2" text:anchor-type="as-char" svg:y="-0.619cm" svg:width="3.634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/>
      <text:p text:style-name="P2"><draw:frame draw:style-name="fr1" draw:name="Objeto3" text:anchor-type="as-char" svg:y="-0.437cm" svg:width="4.101cm" svg:height="0.55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>b. V= (-40,40)</text:p>
      <text:p text:style-name="P2"/>
      <text:p text:style-name="P2">Magnitud.</text:p>
      <text:p text:style-name="P2"><draw:frame draw:style-name="fr1" draw:name="Objeto4" text:anchor-type="as-char" svg:y="-0.48cm" svg:width="7.586cm" svg:height="0.5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"/>
      <text:p text:style-name="P2">Dirección.</text:p>
      <text:p text:style-name="P2"><draw:frame draw:style-name="fr1" draw:name="Objeto5" text:anchor-type="as-char" svg:y="-0.619cm" svg:width="4.156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"/>
      <text:p text:style-name="P2"><draw:frame draw:style-name="fr1" draw:name="Objeto6" text:anchor-type="as-char" svg:y="-0.437cm" svg:width="3.791cm" svg:height="0.55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"/>
      <text:p text:style-name="P3"><text:span text:style-name="T1">c.</text:span> V= (<text:span text:style-name="T1">2</text:span>,-<text:span text:style-name="T1">4</text:span>)</text:p>
      <text:p text:style-name="P3"/>
      <text:p text:style-name="P3">Magnitud.</text:p>
      <text:p text:style-name="P3"><draw:frame draw:style-name="fr1" draw:name="Objeto8" text:anchor-type="as-char" svg:y="-0.48cm" svg:width="5.803cm" svg:height="0.601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"/>
      <text:p text:style-name="P3">Dirección.</text:p>
      <text:p text:style-name="P3"><draw:frame draw:style-name="fr1" draw:name="Objeto9" text:anchor-type="as-char" svg:y="-0.619cm" svg:width="3.956cm" svg:height="0.99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"/>
      <text:p text:style-name="P3"><draw:frame draw:style-name="fr1" draw:name="Objeto7" text:anchor-type="as-char" svg:y="-0.437cm" svg:width="4.325cm" svg:height="0.557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1:06:19.849569654</meta:creation-date>
    <dc:date>2022-03-07T11:24:42.790669563</dc:date>
    <meta:editing-duration>PT7M2S</meta:editing-duration>
    <meta:editing-cycles>2</meta:editing-cycles>
    <meta:generator>LibreOffice/6.4.7.2$Linux_X86_64 LibreOffice_project/40$Build-2</meta:generator>
    <meta:document-statistic meta:table-count="0" meta:image-count="0" meta:object-count="9" meta:page-count="1" meta:paragraph-count="24" meta:word-count="53" meta:character-count="291" meta:non-whitespace-character-count="253"/>
  </office:meta>
</office:document-meta>
</file>

<file path=Object 1/content.xml><?xml version="1.0" encoding="utf-8"?>
<math xmlns="http://www.w3.org/1998/Math/MathML" display="block">
  <semantics>
    <mrow>
      <msqrt>
        <mrow>
          <msup>
            <mn>4</mn>
            <mn>2</mn>
          </msup>
          <mo stretchy="false">+</mo>
          <msup>
            <mn>6</mn>
            <mn>2</mn>
          </msup>
        </mrow>
      </msqrt>
      <mo stretchy="false">=</mo>
      <msqrt>
        <mrow>
          <mn>16</mn>
          <mo stretchy="false">+</mo>
          <mn>36</mn>
        </mrow>
      </msqrt>
      <mo stretchy="false">=</mo>
      <msqrt>
        <mn>52</mn>
      </msqrt>
      <mo stretchy="false">=</mo>
      <mn>7,21</mn>
    </mrow>
    <annotation encoding="StarMath 5.0">sqrt{4^{2}+6^{2} } = sqrt{ 16+36 }=sqrt52=7,21</annotation>
  </semantics>
</math>
</file>

<file path=Object 2/content.xml><?xml version="1.0" encoding="utf-8"?>
<math xmlns="http://www.w3.org/1998/Math/MathML" display="block">
  <semantics>
    <mrow>
      <mi>tan</mi>
      <mrow>
        <mrow>
          <mo fence="true" stretchy="false">(</mo>
          <mrow>
            <mi>σ</mi>
          </mrow>
          <mo fence="true" stretchy="false">)</mo>
        </mrow>
        <mo stretchy="false">=</mo>
        <mfrac>
          <mi>y</mi>
          <mi>x</mi>
        </mfrac>
        <mo stretchy="false">=</mo>
        <mfrac>
          <mn>6</mn>
          <mn>4</mn>
        </mfrac>
        <mo stretchy="false">=</mo>
        <mn>1,5</mn>
      </mrow>
    </mrow>
    <annotation encoding="StarMath 5.0">tan( %sigma ) = y over x =6 over 4=1,5
</annotation>
  </semantics>
</math>
</file>

<file path=Object 3/content.xml><?xml version="1.0" encoding="utf-8"?>
<math xmlns="http://www.w3.org/1998/Math/MathML" display="block">
  <semantics>
    <mrow>
      <mrow>
        <mi>σ</mi>
        <mo stretchy="false">=</mo>
        <msup>
          <mi>tan</mi>
          <mrow>
            <mo stretchy="false">−</mo>
            <mn>1</mn>
          </mrow>
        </msup>
      </mrow>
      <mrow>
        <mrow>
          <mo fence="true" stretchy="false">(</mo>
          <mrow>
            <mn>1,5</mn>
          </mrow>
          <mo fence="true" stretchy="false">)</mo>
        </mrow>
        <mo stretchy="false">=</mo>
        <mn>56,31</mn>
      </mrow>
      <mi>°</mi>
    </mrow>
    <annotation encoding="StarMath 5.0">%sigma  = tan^{-1} ( 1,5 ) = 56,31°
</annotation>
  </semantics>
</math>
</file>

<file path=Object 4/content.xml><?xml version="1.0" encoding="utf-8"?>
<math xmlns="http://www.w3.org/1998/Math/MathML" display="block">
  <semantics>
    <mrow>
      <msqrt>
        <mrow>
          <mrow>
            <mo stretchy="false">−</mo>
            <msup>
              <mn>40</mn>
              <mn>2</mn>
            </msup>
          </mrow>
          <mo stretchy="false">+</mo>
          <msup>
            <mn>40</mn>
            <mn>2</mn>
          </msup>
        </mrow>
      </msqrt>
      <mo stretchy="false">=</mo>
      <msqrt>
        <mrow>
          <mn>1600</mn>
          <mo stretchy="false">+</mo>
          <mn>1600</mn>
        </mrow>
      </msqrt>
      <mo stretchy="false">=</mo>
      <msqrt>
        <mn>3200</mn>
      </msqrt>
      <mo stretchy="false">=</mo>
      <mn>56,57</mn>
    </mrow>
    <annotation encoding="StarMath 5.0">sqrt{-40^{2}+40^{2} } = sqrt{ 1600+1600 }=sqrt3200=56,57</annotation>
  </semantics>
</math>
</file>

<file path=Object 5/content.xml><?xml version="1.0" encoding="utf-8"?>
<math xmlns="http://www.w3.org/1998/Math/MathML" display="block">
  <semantics>
    <mrow>
      <mi>tan</mi>
      <mrow>
        <mrow>
          <mo fence="true" stretchy="false">(</mo>
          <mrow>
            <mi>σ</mi>
          </mrow>
          <mo fence="true" stretchy="false">)</mo>
        </mrow>
        <mo stretchy="false">=</mo>
        <mfrac>
          <mi>y</mi>
          <mi>x</mi>
        </mfrac>
        <mo stretchy="false">=</mo>
        <mfrac>
          <mn>40</mn>
          <mrow>
            <mo stretchy="false">−</mo>
            <mn>40</mn>
          </mrow>
        </mfrac>
        <mo stretchy="false">=</mo>
        <mrow>
          <mo stretchy="false">−</mo>
          <mn>1</mn>
        </mrow>
      </mrow>
    </mrow>
    <annotation encoding="StarMath 5.0">tan( %sigma ) = y over x =40 over -40=-1
</annotation>
  </semantics>
</math>
</file>

<file path=Object 6/content.xml><?xml version="1.0" encoding="utf-8"?>
<math xmlns="http://www.w3.org/1998/Math/MathML" display="block">
  <semantics>
    <mrow>
      <mrow>
        <mi>σ</mi>
        <mo stretchy="false">=</mo>
        <msup>
          <mi>tan</mi>
          <mrow>
            <mo stretchy="false">−</mo>
            <mn>1</mn>
          </mrow>
        </msup>
      </mrow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315</mn>
      </mrow>
      <mi>°</mi>
    </mrow>
    <annotation encoding="StarMath 5.0">%sigma  = tan^{-1} ( -1 ) = 315°
</annotation>
  </semantics>
</math>
</file>

<file path=Object 7/content.xml><?xml version="1.0" encoding="utf-8"?>
<math xmlns="http://www.w3.org/1998/Math/MathML" display="block">
  <semantics>
    <mrow>
      <mrow>
        <mi>σ</mi>
        <mo stretchy="false">=</mo>
        <msup>
          <mi>tan</mi>
          <mrow>
            <mo stretchy="false">−</mo>
            <mn>1</mn>
          </mrow>
        </msup>
      </mrow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296,57</mn>
      </mrow>
      <mi>°</mi>
    </mrow>
    <annotation encoding="StarMath 5.0">%sigma  = tan^{-1} ( -2 ) = 296,57°
</annotation>
  </semantics>
</math>
</file>

<file path=Object 8/content.xml><?xml version="1.0" encoding="utf-8"?>
<math xmlns="http://www.w3.org/1998/Math/MathML" display="block">
  <semantics>
    <mrow>
      <msqrt>
        <mrow>
          <msup>
            <mn>2</mn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n>2</mn>
          </msup>
        </mrow>
      </msqrt>
      <mo stretchy="false">=</mo>
      <msqrt>
        <mrow>
          <mn>4</mn>
          <mo stretchy="false">+</mo>
          <mn>16</mn>
        </mrow>
      </msqrt>
      <mo stretchy="false">=</mo>
      <msqrt>
        <mn>20</mn>
      </msqrt>
      <mo stretchy="false">=</mo>
      <mn>4,47</mn>
    </mrow>
    <annotation encoding="StarMath 5.0">sqrt{2^{2}+(-4)^{2} } = sqrt{ 4+16 }=sqrt20=4,47</annotation>
  </semantics>
</math>
</file>

<file path=Object 9/content.xml><?xml version="1.0" encoding="utf-8"?>
<math xmlns="http://www.w3.org/1998/Math/MathML" display="block">
  <semantics>
    <mrow>
      <mi>tan</mi>
      <mrow>
        <mrow>
          <mo fence="true" stretchy="false">(</mo>
          <mrow>
            <mi>σ</mi>
          </mrow>
          <mo fence="true" stretchy="false">)</mo>
        </mrow>
        <mo stretchy="false">=</mo>
        <mfrac>
          <mi>y</mi>
          <mi>x</mi>
        </mfrac>
        <mo stretchy="false">=</mo>
        <mfrac>
          <mrow>
            <mo stretchy="false">−</mo>
            <mn>4</mn>
          </mrow>
          <mn>2</mn>
        </mfrac>
        <mo stretchy="false">=</mo>
        <mrow>
          <mo stretchy="false">−</mo>
          <mn>2</mn>
        </mrow>
      </mrow>
    </mrow>
    <annotation encoding="StarMath 5.0">tan( %sigma ) = y over x =-4 over 2=-2
</annotation>
  </semantics>
</math>
</file>